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2adfa" officeooo:paragraph-rsid="0012ad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93f8" officeooo:paragraph-rsid="001493f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6072" officeooo:paragraph-rsid="0015607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ef7d" officeooo:paragraph-rsid="0016ef7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2ab8" officeooo:paragraph-rsid="00182ab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aa8c" officeooo:paragraph-rsid="0019aa8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ed6" officeooo:paragraph-rsid="001beed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f0f7a" officeooo:paragraph-rsid="001f0f7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26c09" officeooo:paragraph-rsid="00226c0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60a1b" officeooo:paragraph-rsid="00260a1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62dee" officeooo:paragraph-rsid="00262de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85552" officeooo:paragraph-rsid="0028555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e92b5" officeooo:paragraph-rsid="002e92b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officeooo:rsid="0012adfa" officeooo:paragraph-rsid="0012adfa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56072" officeooo:paragraph-rsid="0015607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56072" officeooo:paragraph-rsid="00156072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16ef7d" officeooo:paragraph-rsid="0016ef7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6ef7d" officeooo:paragraph-rsid="0016ef7d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182ab8" officeooo:paragraph-rsid="00182ab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82ab8" officeooo:paragraph-rsid="00182ab8" style:font-weight-asian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2pt" fo:font-weight="normal" officeooo:rsid="00192a58" officeooo:paragraph-rsid="00192a5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2a58" officeooo:paragraph-rsid="00192a58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2pt" fo:font-weight="normal" officeooo:rsid="001b01b8" officeooo:paragraph-rsid="001b01b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b01b8" officeooo:paragraph-rsid="001b01b8" style:font-weight-asian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fo:font-size="12pt" fo:font-weight="normal" officeooo:rsid="001beed6" officeooo:paragraph-rsid="001beed6" style:font-weight-asian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fo:font-size="12pt" fo:font-weight="normal" officeooo:rsid="001d77bb" officeooo:paragraph-rsid="001d77b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d77bb" officeooo:paragraph-rsid="001d77b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26c09" officeooo:paragraph-rsid="00226c09" style:font-weight-asian="normal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fo:font-size="12pt" fo:font-weight="normal" officeooo:rsid="00237875" officeooo:paragraph-rsid="00237875" style:font-weight-asian="normal" style:font-weight-complex="normal"/>
    </style:style>
    <style:style style:name="P30" style:family="paragraph" style:parent-style-name="Standard" style:list-style-name="L11">
      <style:paragraph-properties fo:text-align="start" style:justify-single-word="false"/>
      <style:text-properties fo:font-size="12pt" fo:font-weight="normal" officeooo:rsid="00246e50" officeooo:paragraph-rsid="00246e50" style:font-weight-asian="normal" style:font-weight-complex="normal"/>
    </style:style>
    <style:style style:name="P31" style:family="paragraph" style:parent-style-name="Standard" style:list-style-name="L13">
      <style:paragraph-properties fo:text-align="start" style:justify-single-word="false"/>
      <style:text-properties fo:font-size="12pt" fo:font-weight="normal" officeooo:rsid="0027d2e1" officeooo:paragraph-rsid="0027d2e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7d2e1" officeooo:paragraph-rsid="0027d2e1" style:font-weight-asian="normal" style:font-weight-complex="normal"/>
    </style:style>
    <style:style style:name="P33" style:family="paragraph" style:parent-style-name="Standard" style:list-style-name="L14">
      <style:paragraph-properties fo:text-align="start" style:justify-single-word="false"/>
      <style:text-properties fo:font-size="12pt" fo:font-weight="normal" officeooo:rsid="0028aaa1" officeooo:paragraph-rsid="0028aaa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8aaa1" officeooo:paragraph-rsid="0028aaa1" style:font-weight-asian="normal" style:font-weight-complex="normal"/>
    </style:style>
    <style:style style:name="P35" style:family="paragraph" style:parent-style-name="Standard" style:list-style-name="L15">
      <style:paragraph-properties fo:text-align="start" style:justify-single-word="false"/>
      <style:text-properties fo:font-size="12pt" fo:font-weight="normal" officeooo:rsid="002b36f0" officeooo:paragraph-rsid="002b36f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6f0" officeooo:paragraph-rsid="002b36f0" style:font-weight-asian="normal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fo:font-size="12pt" fo:font-weight="normal" officeooo:rsid="002e861a" officeooo:paragraph-rsid="002e861a" style:font-weight-asian="normal" style:font-weight-complex="normal"/>
    </style:style>
    <style:style style:name="P38" style:family="paragraph" style:parent-style-name="Standard" style:list-style-name="L17">
      <style:paragraph-properties fo:text-align="start" style:justify-single-word="false"/>
      <style:text-properties fo:font-size="12pt" fo:font-weight="normal" officeooo:rsid="002fabd5" officeooo:paragraph-rsid="002fabd5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156072"/>
    </style:style>
    <style:style style:name="P40" style:family="paragraph" style:parent-style-name="Standard" style:list-style-name="L11">
      <style:paragraph-properties fo:text-align="start" style:justify-single-word="false"/>
      <style:text-properties officeooo:paragraph-rsid="00246e50"/>
    </style:style>
    <style:style style:name="P41" style:family="paragraph" style:parent-style-name="Standard">
      <style:paragraph-properties fo:text-align="start" style:justify-single-word="false"/>
      <style:text-properties officeooo:paragraph-rsid="00246e50"/>
    </style:style>
    <style:style style:name="P42" style:family="paragraph" style:parent-style-name="Standard" style:list-style-name="L12">
      <style:paragraph-properties fo:text-align="start" style:justify-single-word="false"/>
      <style:text-properties officeooo:paragraph-rsid="00262dee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56072" officeooo:paragraph-rsid="00156072"/>
    </style:style>
    <style:style style:name="P44" style:family="paragraph" style:parent-style-name="Standard">
      <style:paragraph-properties fo:text-align="start" style:justify-single-word="false"/>
      <style:text-properties officeooo:rsid="00156072" officeooo:paragraph-rsid="00156072"/>
    </style:style>
    <style:style style:name="P45" style:family="paragraph" style:parent-style-name="Standard" style:list-style-name="L12">
      <style:paragraph-properties fo:text-align="start" style:justify-single-word="false"/>
      <style:text-properties officeooo:rsid="00262dee" officeooo:paragraph-rsid="00262dee"/>
    </style:style>
    <style:style style:name="P46" style:family="paragraph" style:parent-style-name="Standard">
      <style:paragraph-properties fo:text-align="start" style:justify-single-word="false"/>
      <style:text-properties officeooo:rsid="00262dee" officeooo:paragraph-rsid="00262dee"/>
    </style:style>
    <style:style style:name="T1" style:family="text">
      <style:text-properties fo:font-size="12pt" fo:font-weight="normal" style:font-weight-asian="normal" style:font-weight-complex="normal"/>
    </style:style>
    <style:style style:name="T2" style:family="text">
      <style:text-properties fo:font-size="12pt" fo:font-weight="normal" officeooo:rsid="00156072" style:font-weight-asian="normal" style:font-weight-complex="normal"/>
    </style:style>
    <style:style style:name="T3" style:family="text">
      <style:text-properties fo:font-size="12pt" fo:font-weight="normal" officeooo:rsid="00226c09" style:font-weight-asian="normal" style:font-weight-complex="normal"/>
    </style:style>
    <style:style style:name="T4" style:family="text">
      <style:text-properties fo:font-size="12pt" fo:font-weight="normal" officeooo:rsid="00262dee" style:font-weight-asian="normal" style:font-weight-complex="normal"/>
    </style:style>
    <style:style style:name="T5" style:family="text">
      <style:text-properties officeooo:rsid="0019aa8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c7cac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c7cac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asic Web Pages</text:p>
      <text:p text:style-name="P1"/>
      <text:p text:style-name="P2">Structure Of A Web Page</text:p>
      <text:list xml:id="list595547065" text:style-name="L1">
        <text:list-item>
          <text:p text:style-name="P15">A typical HTML webpage can be considered boilerplate as it will contain redundant information <text:s/>that is on every HTML webpage.</text:p>
        </text:list-item>
      </text:list>
      <text:p text:style-name="P16"/>
      <text:list xml:id="list195545578769690" text:continue-numbering="true" text:style-name="L1">
        <text:list-item>
          <text:p text:style-name="P15">The &lt;!DOCTYPE html&gt; line tells the browser that the webpage is a HTML5 webpage.</text:p>
          <text:list>
            <text:list-item>
              <text:p text:style-name="P15">This is part of the boilerplate HTML.</text:p>
            </text:list-item>
          </text:list>
        </text:list-item>
      </text:list>
      <text:p text:style-name="P16"/>
      <text:list xml:id="list195544971824031" text:continue-numbering="true" text:style-name="L1">
        <text:list-item>
          <text:p text:style-name="P39"><text:span text:style-name="T2">The entire web page needs to be wrapped within &lt;html&gt;&lt;/html&gt; tags.</text:span></text:p>
          <text:list>
            <text:list-item>
              <text:p text:style-name="P43"><text:span text:style-name="T1">Everything within these tags are considered part of the &lt;html&gt; element.</text:span></text:p>
            </text:list-item>
          </text:list>
        </text:list-item>
      </text:list>
      <text:p text:style-name="P44"><text:span text:style-name="T1"/></text:p>
      <text:list xml:id="list195546178325123" text:continue-numbering="true" text:style-name="L1">
        <text:list-item>
          <text:p text:style-name="P39"><text:span text:style-name="T2">Within the &lt;html&gt; element, there is a &lt;head&gt; and &lt;body&gt; tag.</text:span></text:p>
          <text:list>
            <text:list-item>
              <text:p text:style-name="P39"><text:span text:style-name="T2">The &lt;head&gt; element contains all of the page's metadata (page title, stylesheets, other required data).</text:span></text:p>
            </text:list-item>
            <text:list-item>
              <text:p text:style-name="P43"><text:span text:style-name="T1">The &lt;body&gt; element holds the bulk of the HTML markup which represents the visible content of the page.</text:span></text:p>
              <text:p text:style-name="P43"><text:span text:style-name="T1"/></text:p>
            </text:list-item>
          </text:list>
        </text:list-item>
        <text:list-item>
          <text:p text:style-name="P43"><text:span text:style-name="T1">Comments within HTML are denoted with: &lt;!-- Comment here! --&gt;</text:span></text:p>
        </text:list-item>
      </text:list>
      <text:p text:style-name="P44"><text:span text:style-name="T1"/></text:p>
      <text:p text:style-name="P3">Page Titles</text:p>
      <text:list xml:id="list2582982084" text:style-name="L2">
        <text:list-item>
          <text:p text:style-name="P17">The &lt;title&gt; element is a important piece of metadata which is the title of your web page.</text:p>
          <text:list>
            <text:list-item>
              <text:p text:style-name="P17">Browsers display this in the tab for your page, and Google displays it in search engine results.</text:p>
            </text:list-item>
          </text:list>
        </text:list-item>
      </text:list>
      <text:p text:style-name="P18"/>
      <text:p text:style-name="P4">Paragraphs</text:p>
      <text:list xml:id="list4246347181" text:style-name="L3">
        <text:list-item>
          <text:p text:style-name="P19">The &lt;p&gt; element marks all the text inside it as a distinct paragraph.</text:p>
        </text:list-item>
      </text:list>
      <text:p text:style-name="P20"/>
      <text:p text:style-name="P5">Headings</text:p>
      <text:list xml:id="list3929377661" text:style-name="L6">
        <text:list-item>
          <text:p text:style-name="P21">HTML provides six levels of headings: &lt;h1&gt;..&lt;h6&gt;</text:p>
          <text:list>
            <text:list-item>
              <text:p text:style-name="P21">The higher the number, the less prominent the heading.</text:p>
            </text:list-item>
            <text:list-item>
              <text:p text:style-name="P21">It is common to match &lt;h1&gt; to the &lt;title&gt; of the document.</text:p>
            </text:list-item>
            <text:list-item>
              <text:p text:style-name="P21">By default, browsers render less important headings in smaller fonts.</text:p>
            </text:list-item>
          </text:list>
        </text:list-item>
      </text:list>
      <text:p text:style-name="P22"/>
      <text:list xml:id="list195545579854807" text:continue-numbering="true" text:style-name="L6">
        <text:list-item>
          <text:p text:style-name="P21">Headings are the primary way you mark up different sections of your<text:span text:style-name="T5"> </text:span>content. They define the outline of your web page for both humans and search engines, which makes relevant headings essential for SEO and a high-quality web page.</text:p>
        </text:list-item>
      </text:list>
      <text:p text:style-name="P22"/>
      <text:p text:style-name="P6">Unordered Lists</text:p>
      <text:list xml:id="list1287672976" text:style-name="L7">
        <text:list-item>
          <text:p text:style-name="P23">Wrapping content in &lt;ul&gt; tells the browser that whatever inside should be rendered as an 'unordered list'.</text:p>
        </text:list-item>
      </text:list>
      <text:p text:style-name="P24"/>
      <text:list xml:id="list195545458765274" text:continue-numbering="true" text:style-name="L7">
        <text:list-item>
          <text:p text:style-name="P23">To denote each individual item within that list, you wrap them in &lt;li&gt; tags.</text:p>
          <text:list>
            <text:list-item>
              <text:p text:style-name="P23">This will create a list of bulleted list with a dedicated bullet for each &lt;li&gt; element.</text:p>
            </text:list-item>
          </text:list>
        </text:list-item>
      </text:list>
      <text:p text:style-name="P24"/>
      <text:list xml:id="list195544674783120" text:continue-numbering="true" text:style-name="L7">
        <text:list-item>
          <text:p text:style-name="P25">The HTML specification defines strict rules about what elements can go inside other elements.</text:p>
          <text:list>
            <text:list-item>
              <text:p text:style-name="P25">For &lt;ul&gt; elements, it should only contain &lt;li&gt; elements.</text:p>
            </text:list-item>
          </text:list>
        </text:list-item>
      </text:list>
      <text:p text:style-name="P7"><text:soft-page-break/>Ordered Lists</text:p>
      <text:list xml:id="list4023113806" text:style-name="L8">
        <text:list-item>
          <text:p text:style-name="P26">Wrapping content in &lt;ol&gt; creates a 'ordered list'. A ordered list displays the list items numerically.</text:p>
        </text:list-item>
        <text:list-item>
          <text:p text:style-name="P26">The differences between &lt;ul&gt; and &lt;ol&gt; does have significance for search engines and human readers.</text:p>
          <text:list>
            <text:list-item>
              <text:p text:style-name="P26">Step-by-step procedures like recipes, instructions, and even tables of contents are good candidates for ordered lists.</text:p>
            </text:list-item>
            <text:list-item>
              <text:p text:style-name="P26">Lists representing items inventories, product features, pro/con comparison, and navigational menus are more suited for unordered lists.</text:p>
            </text:list-item>
          </text:list>
        </text:list-item>
      </text:list>
      <text:p text:style-name="P27"/>
      <text:p text:style-name="P9">Block vs. Inline Elements</text:p>
      <text:list xml:id="list3639908770" text:style-name="L10">
        <text:list-item>
          <text:p text:style-name="P29">Block elements are always drawn on a new line.</text:p>
        </text:list-item>
        <text:list-item>
          <text:p text:style-name="P29">Inline elements can affect sections of text anywhere within a line.</text:p>
        </text:list-item>
      </text:list>
      <text:p text:style-name="P27"/>
      <text:p text:style-name="P8">Emphasis (Italic) Elements</text:p>
      <text:list xml:id="list1140990205" text:style-name="L11">
        <text:list-item>
          <text:p text:style-name="P30">The &lt;em&gt; element displays the wrapped content as italicized text.</text:p>
          <text:list>
            <text:list-item>
              <text:p text:style-name="P30">This is considered placing emphasis on the content.</text:p>
            </text:list-item>
            <text:list-item>
              <text:p text:style-name="P40"><text:span text:style-name="T3">This element is considered an 'inline element' or 'phrasing content'.</text:span></text:p>
            </text:list-item>
          </text:list>
        </text:list-item>
      </text:list>
      <text:p text:style-name="P41"><text:span text:style-name="T3"/></text:p>
      <text:p text:style-name="P10">Strong (Bold) Elements</text:p>
      <text:list xml:id="list3196313168" text:style-name="L12">
        <text:list-item>
          <text:p text:style-name="P42"><text:span text:style-name="T4">The &lt;strong&gt; tag is more emphatic than the &lt;em&gt; tag. This will render the content within the tags in bold.</text:span></text:p>
          <text:list>
            <text:list-item>
              <text:p text:style-name="P45"><text:span text:style-name="T1">This tag is considered an 'inline element'.</text:span></text:p>
            </text:list-item>
          </text:list>
        </text:list-item>
      </text:list>
      <text:p text:style-name="P46"><text:span text:style-name="T1"/></text:p>
      <text:p text:style-name="P11">Structure Versus Presentation</text:p>
      <text:list xml:id="list2881478259" text:style-name="L13">
        <text:list-item>
          <text:p text:style-name="P31">There is a distinction between HTML and CSS for <text:span text:style-name="T6">strong/bold</text:span> and <text:span text:style-name="T7">emphasis/italic</text:span><text:span text:style-name="T8">.</text:span></text:p>
          <text:list>
            <text:list-item>
              <text:p text:style-name="P31"><text:span text:style-name="T8">HTML should provide semantic information about your content, </text:span><text:span text:style-name="T10">not</text:span><text:span text:style-name="T8"> presentational information.</text:span></text:p>
            </text:list-item>
          </text:list>
        </text:list-item>
        <text:list-item>
          <text:p text:style-name="P31"><text:span text:style-name="T8">TLDR; HTML should define structure of your document. Appearance should be handled by CSS.</text:span></text:p>
        </text:list-item>
      </text:list>
      <text:p text:style-name="P32"><text:span text:style-name="T8"/></text:p>
      <text:p text:style-name="P12"><text:span text:style-name="T8">Empty HTML Elements</text:span></text:p>
      <text:list xml:id="list1651290734" text:style-name="L14">
        <text:list-item>
          <text:p text:style-name="P33"><text:span text:style-name="T8">HTML tags can be empty or self-closing.</text:span></text:p>
        </text:list-item>
      </text:list>
      <text:p text:style-name="P34"><text:span text:style-name="T8"/></text:p>
      <text:p text:style-name="P34"><text:span text:style-name="T8"><text:tab/></text:span><text:span text:style-name="T10">Line Breaks</text:span></text:p>
      <text:list xml:id="list2533258288" text:style-name="L15">
        <text:list-item>
          <text:p text:style-name="P35"><text:span text:style-name="T8">HTML condenses consecutive spaces, tabs, or newlines ('whitespace') into a single space.</text:span></text:p>
        </text:list-item>
        <text:list-item>
          <text:p text:style-name="P35"><text:span text:style-name="T8">Line breaks can be added with the &lt;br&gt; element.</text:span></text:p>
          <text:list>
            <text:list-item>
              <text:p text:style-name="P35"><text:span text:style-name="T8">Line breaks should convey meaning, not just to add whitespace.</text:span></text:p>
            </text:list-item>
          </text:list>
        </text:list-item>
      </text:list>
      <text:p text:style-name="P36"><text:span text:style-name="T8"/></text:p>
      <text:p text:style-name="P36"><text:span text:style-name="T8"><text:tab/></text:span><text:span text:style-name="T11">Horizontal Rules</text:span></text:p>
      <text:list xml:id="list4242612847" text:style-name="L16">
        <text:list-item>
          <text:p text:style-name="P37"><text:span text:style-name="T9">T</text:span><text:span text:style-name="T8">he &lt;hr&gt; element is a 'horizontal rule', which represents a thematic break.</text:span></text:p>
          <text:list>
            <text:list-item>
              <text:p text:style-name="P37"><text:span text:style-name="T8">This can represent a transition between sections, different scenes in a story, etc.</text:span></text:p>
            </text:list-item>
            <text:list-item>
              <text:p text:style-name="P37"><text:span text:style-name="T8">The &lt;hr&gt; element has a default appearance of a horizontal line, but can be rendered as something more with CSS.</text:span></text:p>
              <text:p text:style-name="P37"><text:span text:style-name="T8"/></text:p>
            </text:list-item>
          </text:list>
        </text:list-item>
        <text:list-item>
          <text:p text:style-name="P37"><text:span text:style-name="T8">The &lt;hr&gt; carries less significance for separation than a new heading element, but more significance than a new paragraph.</text:span></text:p>
        </text:list-item>
      </text:list>
      <text:p text:style-name="P28"><text:soft-page-break/></text:p>
      <text:p text:style-name="P13">Optional Trailing Slash</text:p>
      <text:list xml:id="list974442160" text:style-name="L17">
        <text:list-item>
          <text:p text:style-name="P38">The trailing slash ( / ) in all empty HTML elements is entirely option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62" meta:word-count="690" meta:character-count="4009" meta:non-whitespace-character-count="3424"/>
  </office:meta>
</office:document-meta>
</file>